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26ff76"/>
    </style:style>
    <style:style style:name="P2" style:family="paragraph" style:parent-style-name="Standard">
      <style:paragraph-properties fo:text-align="start" style:justify-single-word="false"/>
      <style:text-properties officeooo:rsid="002a9a92" officeooo:paragraph-rsid="002a9a9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a9a92" officeooo:paragraph-rsid="002a9a9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2c2a13"/>
    </style:style>
    <style:style style:name="P5" style:family="paragraph" style:parent-style-name="Standard">
      <style:paragraph-properties fo:text-align="start" style:justify-single-word="false"/>
      <style:text-properties officeooo:paragraph-rsid="002d9648"/>
    </style:style>
    <style:style style:name="P6" style:family="paragraph" style:parent-style-name="Standard">
      <style:paragraph-properties fo:text-align="start" style:justify-single-word="false"/>
      <style:text-properties officeooo:paragraph-rsid="0033b111"/>
    </style:style>
    <style:style style:name="P7" style:family="paragraph" style:parent-style-name="Standard">
      <style:paragraph-properties fo:text-align="start" style:justify-single-word="false"/>
      <style:text-properties officeooo:paragraph-rsid="003542ca"/>
    </style:style>
    <style:style style:name="P8" style:family="paragraph" style:parent-style-name="Standard">
      <style:paragraph-properties fo:text-align="start" style:justify-single-word="false"/>
      <style:text-properties officeooo:rsid="002c2a13" officeooo:paragraph-rsid="002c2a13"/>
    </style:style>
    <style:style style:name="P9" style:family="paragraph" style:parent-style-name="Standard">
      <style:text-properties officeooo:rsid="0026910b" officeooo:paragraph-rsid="0026910b"/>
    </style:style>
    <style:style style:name="P10" style:family="paragraph" style:parent-style-name="Standard">
      <style:text-properties officeooo:paragraph-rsid="003c0def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paragraph-properties fo:text-align="start" style:justify-single-word="false"/>
      <style:text-properties officeooo:rsid="002c2a13" officeooo:paragraph-rsid="002c2a13"/>
    </style:style>
    <style:style style:name="P13" style:family="paragraph">
      <style:paragraph-properties fo:text-align="center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-color="#729fcf"/>
      <style:paragraph-properties fo:text-align="center"/>
      <style:text-properties fo:font-size="12pt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66ccff"/>
      <style:paragraph-properties fo:text-align="center"/>
    </style:style>
    <style:style style:name="P20" style:family="paragraph"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21" style:family="paragraph">
      <loext:graphic-properties draw:fill="none" draw:fill-color="#ffffff"/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officeooo:rsid="002a9a92"/>
    </style:style>
    <style:style style:name="T2" style:family="text">
      <style:text-properties fo:color="#ffc66d" style:font-name="DejaVu Sans Mono" fo:font-size="10.5pt" style:font-size-asian="10.5pt" style:font-size-complex="10.5pt"/>
    </style:style>
    <style:style style:name="T3" style:family="text">
      <style:text-properties fo:color="#ffc66d" style:font-name="DejaVu Sans Mono" fo:font-size="11pt" style:font-size-asian="11pt" style:font-size-complex="11pt"/>
    </style:style>
    <style:style style:name="T4" style:family="text">
      <style:text-properties fo:color="#ffc66d" style:font-name="DejaVu Sans Mono" fo:font-size="11pt" officeooo:rsid="002c2a13" style:font-size-asian="11pt" style:font-size-complex="11pt"/>
    </style:style>
    <style:style style:name="T5" style:family="text">
      <style:text-properties fo:color="#ffc66d" style:font-name="DejaVu Sans Mono" fo:font-size="11pt" officeooo:rsid="00555372" style:font-size-asian="11pt" style:font-size-complex="11pt"/>
    </style:style>
    <style:style style:name="T6" style:family="text">
      <style:text-properties fo:color="#a9b7c6" style:font-name="DejaVu Sans Mono" fo:font-size="11pt" style:font-size-asian="11pt" style:font-size-complex="11pt"/>
    </style:style>
    <style:style style:name="T7" style:family="text">
      <style:text-properties fo:color="#a9b7c6" style:font-name="DejaVu Sans Mono" fo:font-size="11pt" officeooo:rsid="002d9648" style:font-size-asian="11pt" style:font-size-complex="11pt"/>
    </style:style>
    <style:style style:name="T8" style:family="text">
      <style:text-properties fo:color="#a9b7c6" style:font-name="DejaVu Sans Mono" fo:font-size="10.5pt" style:font-size-asian="10.5pt" style:font-size-complex="10.5pt"/>
    </style:style>
    <style:style style:name="T9" style:family="text">
      <style:text-properties officeooo:rsid="002c2a13"/>
    </style:style>
    <style:style style:name="T10" style:family="text">
      <style:text-properties officeooo:rsid="002d9648"/>
    </style:style>
    <style:style style:name="T11" style:family="text">
      <style:text-properties officeooo:rsid="0033b111"/>
    </style:style>
    <style:style style:name="T1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fo:font-size="13pt" fo:font-style="italic" fo:font-weight="bold" officeooo:rsid="00555372" style:font-size-asian="13pt" style:font-style-asian="italic" style:font-weight-asian="bold" style:font-size-complex="13pt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2pt"/>
    </style:style>
    <style:style style:name="T16" style:family="text">
      <style:text-properties fo:font-size="12pt" fo:font-weight="bold" style:font-weight-asian="bold" style:font-weight-complex="bold"/>
    </style:style>
    <style:style style:name="T17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font-size="12pt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outline="true" fo:font-size="15pt" fo:font-style="normal" fo:text-shadow="1pt 1pt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color="#996600" fo:font-size="15pt" fo:font-style="italic" fo:text-shadow="none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25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ize="12pt"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729fcf" draw:textarea-horizontal-align="justify" draw:textarea-vertical-align="middle" draw:auto-grow-height="false" fo:min-height="1.154cm" fo:min-width="6.4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647cm" fo:min-width="5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729fcf" draw:textarea-horizontal-align="justify" draw:textarea-vertical-align="middle" draw:auto-grow-height="false" fo:min-height="1.224cm" fo:min-width="3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729fcf" draw:textarea-horizontal-align="justify" draw:textarea-vertical-align="middle" draw:auto-grow-height="false" fo:min-height="1.113cm" fo:min-width="9.4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729fcf" draw:textarea-horizontal-align="justify" draw:textarea-vertical-align="middle" draw:auto-grow-height="false" fo:min-height="1.298cm" fo:min-width="3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729fcf" draw:textarea-horizontal-align="justify" draw:textarea-vertical-align="middle" draw:auto-grow-height="false" fo:min-height="1.704cm" fo:min-width="4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729fcf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729fcf" draw:textarea-horizontal-align="justify" draw:textarea-vertical-align="middle" draw:auto-grow-height="false" fo:min-height="1.125cm" fo:min-width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66ccff" draw:textarea-horizontal-align="justify" draw:textarea-vertical-align="middle" draw:auto-grow-height="false" fo:min-height="1.369cm" fo:min-width="7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729fcf" draw:textarea-horizontal-align="justify" draw:textarea-vertical-align="middle" draw:auto-grow-height="false" fo:min-height="1.453cm" fo:min-width="3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729fcf" draw:textarea-horizontal-align="justify" draw:textarea-vertical-align="middle" draw:auto-grow-height="false" fo:min-height="1.919cm" fo:min-width="5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998cm" fo:min-width="3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729fcf" draw:textarea-horizontal-align="justify" draw:textarea-vertical-align="middle" draw:auto-grow-height="false" fo:min-height="0.923cm" fo:min-width="7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729fcf" draw:textarea-horizontal-align="justify" draw:textarea-vertical-align="middle" draw:auto-grow-height="false" fo:min-height="1.161cm" fo:min-width="3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1.369cm" fo:min-width="6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729fcf" draw:textarea-horizontal-align="justify" draw:textarea-vertical-align="middle" draw:auto-grow-height="false" fo:min-height="2.478cm" fo:min-width="5.0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729fcf" draw:textarea-horizontal-align="justify" draw:textarea-vertical-align="middle" draw:auto-grow-height="false" fo:min-height="1.166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729fcf" draw:textarea-horizontal-align="justify" draw:textarea-vertical-align="middle" draw:auto-grow-height="false" fo:min-height="1.166cm" fo:min-width="5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-color="#729fcf" draw:textarea-horizontal-align="justify" draw:textarea-vertical-align="middle" draw:auto-grow-height="false" fo:min-height="0.915cm" fo:min-width="3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729fcf" draw:textarea-horizontal-align="justify" draw:textarea-vertical-align="middle" draw:auto-grow-height="false" fo:min-height="1.748cm" fo:min-width="5.1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729fcf" draw:textarea-horizontal-align="justify" draw:textarea-vertical-align="middle" draw:auto-grow-height="false" fo:min-height="0.82cm" fo:min-width="2.8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1.453cm" fo:min-width="5.1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fill-color="#729fcf" draw:textarea-horizontal-align="justify" draw:textarea-vertical-align="middle" draw:auto-grow-height="false" fo:min-height="0.776cm" fo:min-width="4.7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none" draw:fill-color="#ffffff" fo:min-height="0.4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729fcf" draw:textarea-horizontal-align="justify" draw:textarea-vertical-align="middle" draw:auto-grow-height="false" fo:min-height="1.489cm" fo:min-width="6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729fcf" draw:textarea-horizontal-align="justify" draw:textarea-vertical-align="middle" draw:auto-grow-height="false" fo:min-height="0.43cm" fo:min-width="1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fill-color="#729fcf" draw:textarea-horizontal-align="justify" draw:textarea-vertical-align="middle" draw:auto-grow-height="false" fo:min-height="0.725cm" fo:min-width="5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fill-color="#729fcf" draw:textarea-horizontal-align="justify" draw:textarea-vertical-align="middle" draw:auto-grow-height="false" fo:min-height="0.774cm" fo:min-width="4.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fill-color="#729fcf" draw:textarea-horizontal-align="justify" draw:textarea-vertical-align="middle" draw:auto-grow-height="false" fo:min-height="0.769cm" fo:min-width="4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-color="#729fcf" draw:textarea-horizontal-align="justify" draw:textarea-vertical-align="middle" draw:auto-grow-height="false" fo:min-height="0.728cm" fo:min-width="5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-color="#729fcf" draw:textarea-horizontal-align="justify" draw:textarea-vertical-align="middle" draw:auto-grow-height="false" fo:min-height="0.82cm" fo:min-width="3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span text:style-name="T12">Описание системы А</text:span><text:span text:style-name="T13">вторизации</text:span><text:span text:style-name="T12"> пользователей телеграм бота в Битрикс24.</text:span></text:p>
      <text:p text:style-name="Standard"><draw:custom-shape text:anchor-type="paragraph" draw:z-index="11" draw:name="Фигура3" draw:style-name="gr12" draw:text-style-name="P19" svg:width="7.554cm" svg:height="1.514cm" svg:x="4.84cm" svg:y="0.259cm"><text:p text:style-name="P13"><text:s/>Пользователь чата ТГ(телеграмм) </text:p><text:p text:style-name="P13">(таблица <text:span text:style-name="T14">Chat</text:span>)</text:p><text:p text:style-name="P13">(вход.сообщение таблица <text:span text:style-name="T14">Messages</text:span>)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53" draw:name="Фигура12" draw:style-name="gr26" draw:text-style-name="P21" svg:width="6.139cm" svg:height="1.22cm" svg:x="13.053cm" svg:y="0.169cm"><draw:text-box><text:p text:style-name="P20"><text:span text:style-name="T23">Основная функция</text:span></text:p><text:p text:style-name="P20"><text:span text:style-name="T24">«portal2(chat)»</text:span></text:p></draw:text-box></draw:frame></text:p>
      <text:p text:style-name="Standard"/>
      <text:p text:style-name="Standard"><draw:line text:anchor-type="paragraph" draw:z-index="33" draw:name="Фигура8" draw:style-name="gr13" draw:text-style-name="P13" svg:x1="8.685cm" svg:y1="0.875cm" svg:x2="8.69cm" svg:y2="0.312cm"><text:p/></draw:line></text:p>
      <text:p text:style-name="Standard"><draw:custom-shape text:anchor-type="paragraph" draw:z-index="10" draw:name="Фигура3" draw:style-name="gr11" draw:text-style-name="P14" svg:width="5.201cm" svg:height="1.246cm" svg:x="5.994cm" svg:y="0.176cm"><text:p text:style-name="P13">Поиск записи в </text:p><text:p text:style-name="P13">«<text:span text:style-name="T14">last_bindings</text:span>»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12" draw:name="Фигура8" draw:style-name="gr13" draw:text-style-name="P13" svg:x1="8.682cm" svg:y1="1.025cm" svg:x2="8.682cm" svg:y2="0.448cm"><text:p/></draw:line></text:p>
      <text:p text:style-name="Standard"><draw:custom-shape text:anchor-type="paragraph" draw:z-index="17" draw:name="Фигура1" draw:style-name="gr16" draw:text-style-name="P16" svg:width="6.857cm" svg:height="2.904cm" svg:x="5.221cm" svg:y="0.379cm"><text:p text:style-name="P13"><text:span text:style-name="T15">Есть запись в </text:span></text:p><text:p text:style-name="P13"><text:span text:style-name="T15">«</text:span><text:span text:style-name="T16">last_bindings</text:span><text:span text:style-name="T15">» и в сообщение </text:span></text:p><text:p text:style-name="P13"><text:span text:style-name="T15">нет «</text:span><text:span text:style-name="T16">/AUTH</text:span><text:span text:style-name="T15">»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Standard"><draw:frame text:anchor-type="paragraph" draw:z-index="8" draw:name="Фигура6" draw:style-name="gr9" draw:text-style-name="P17" svg:width="0.71cm" svg:height="0.659cm" svg:x="4.512cm" svg:y="0.289cm"><draw:text-box><text:p><text:span text:style-name="T15">Нет</text:span></text:p></draw:text-box></draw:frame><draw:frame text:anchor-type="paragraph" draw:z-index="9" draw:name="Фигура6" draw:style-name="gr10" draw:text-style-name="P18" svg:width="0.796cm" svg:height="0.643cm" svg:x="11.966cm" svg:y="0.146cm"><draw:text-box><text:p>Да</text:p></draw:text-box></draw:frame></text:p>
      <text:p text:style-name="Standard"/>
      <text:p text:style-name="Standard"><draw:g text:anchor-type="paragraph" draw:z-index="14" draw:style-name="gr7"><draw:line draw:name="Фигура4" draw:style-name="gr8" draw:text-style-name="P16" svg:x1="11.844cm" svg:y1="0.384cm" svg:x2="14.956cm" svg:y2="0.384cm"><text:p/></draw:line><draw:line draw:name="Фигура5" draw:style-name="gr8" draw:text-style-name="P16" svg:x1="14.958cm" svg:y1="0.832cm" svg:x2="14.958cm" svg:y2="0.384cm"><text:p/></draw:line></draw:g><draw:g text:anchor-type="paragraph" draw:z-index="13" draw:style-name="gr7"><draw:line draw:name="Фигура4" draw:style-name="gr8" draw:text-style-name="P14" svg:x1="5.657cm" svg:y1="0.344cm" svg:x2="4.745cm" svg:y2="0.344cm"><text:p/></draw:line><draw:line draw:name="Фигура5" draw:style-name="gr8" draw:text-style-name="P14" svg:x1="4.745cm" svg:y1="1.822cm" svg:x2="4.745cm" svg:y2="0.344cm"><text:p/></draw:line></draw:g></text:p>
      <text:p text:style-name="Standard"><draw:custom-shape text:anchor-type="paragraph" draw:z-index="27" draw:name="Фигура3" draw:style-name="gr19" draw:text-style-name="P14" svg:width="7.233cm" svg:height="1.022cm" svg:x="11.561cm" svg:y="0.314cm"><text:p text:style-name="P13"><text:s/>Берем данные с последних привязок</text:p><text:p text:style-name="P13"><text:s/>(<text:span text:style-name="T14">chat_id</text:span>, <text:span text:style-name="T14">bx24_id</text:span>, токены ...)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28" draw:name="Фигура1" draw:style-name="gr20" draw:text-style-name="P16" svg:width="6.298cm" svg:height="2.319cm" svg:x="1.466cm" svg:y="0.231cm"><text:p text:style-name="P13"><text:span text:style-name="T15">В сообщение </text:span></text:p><text:p text:style-name="P13"><text:span text:style-name="T15">есть «</text:span><text:span text:style-name="T16">/AUTH</text:span><text:span text:style-name="T15">»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Standard"><draw:line text:anchor-type="paragraph" draw:z-index="30" draw:name="Фигура5" draw:style-name="gr13" draw:text-style-name="P13" svg:x1="15.03cm" svg:y1="0.362cm" svg:x2="15.011cm" svg:y2="0.891cm"><text:p/></draw:line></text:p>
      <text:p text:style-name="Standard"><draw:g text:anchor-type="paragraph" draw:z-index="21" draw:style-name="gr7"><draw:line draw:name="Фигура4" draw:style-name="gr8" draw:text-style-name="P14" svg:x1="7.638cm" svg:y1="0.434cm" svg:x2="8.682cm" svg:y2="0.434cm"><text:p/></draw:line><draw:line draw:name="Фигура5" draw:style-name="gr8" draw:text-style-name="P14" svg:x1="8.683cm" svg:y1="1.625cm" svg:x2="8.683cm" svg:y2="0.434cm"><text:p/></draw:line></draw:g><draw:g text:anchor-type="paragraph" draw:z-index="20" draw:style-name="gr7"><draw:line draw:name="Фигура4" draw:style-name="gr8" draw:text-style-name="P14" svg:x1="1.834cm" svg:y1="0.406cm" svg:x2="1.072cm" svg:y2="0.406cm"><text:p/></draw:line><draw:line draw:name="Фигура5" draw:style-name="gr8" draw:text-style-name="P14" svg:x1="1.072cm" svg:y1="1.729cm" svg:x2="1.072cm" svg:y2="0.406cm"><text:p/></draw:line></draw:g><draw:custom-shape text:anchor-type="paragraph" draw:z-index="29" draw:name="Фигура7" draw:style-name="gr21" draw:text-style-name="P15" svg:width="6.746cm" svg:height="1.855cm" svg:x="12.287cm" svg:y="0.312cm"><text:p text:style-name="P13"><text:span text:style-name="T17">Проверка токенов.</text:span></text:p><text:p text:style-name="P13"><text:span text:style-name="T19">«check_tokens»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673.29842931937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Standard"><draw:frame text:anchor-type="paragraph" draw:z-index="16" draw:name="Фигура6" draw:style-name="gr15" draw:text-style-name="P18" svg:width="0.962cm" svg:height="0.609cm" svg:x="7.721cm" svg:y="0.242cm"><draw:text-box><text:p>Да</text:p></draw:text-box></draw:frame></text:p>
      <text:p text:style-name="Standard"><draw:frame text:anchor-type="paragraph" draw:z-index="15" draw:name="Фигура6" draw:style-name="gr14" draw:text-style-name="P17" svg:width="0.962cm" svg:height="0.673cm" svg:x="1.466cm" svg:y="0.083cm"><draw:text-box><text:p><text:span text:style-name="T15">Нет</text:span></text:p></draw:text-box></draw:frame></text:p>
      <text:p text:style-name="Standard"><draw:custom-shape text:anchor-type="paragraph" draw:z-index="22" draw:name="Фигура3" draw:style-name="gr17" draw:text-style-name="P14" svg:width="5.292cm" svg:height="2.124cm" svg:x="-0.224cm" svg:y="0.381cm"><text:p text:style-name="P13"><text:s/>Отправить на авторизацию</text:p><text:p text:style-name="P13">Сформировать ответ </text:p><text:p text:style-name="P13">(<text:span text:style-name="T14">answer</text:span>)</text:p><text:p text:style-name="P13"><text:span text:style-name="T20">«send_msg_authorization»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Фигура7" draw:style-name="gr2" draw:text-style-name="P15" svg:width="6.375cm" svg:height="2.232cm" svg:x="5.487cm" svg:y="0.115cm"><text:p text:style-name="P13"><text:span text:style-name="T17">Проверка в сообщение </text:span></text:p><text:p text:style-name="P13"><text:span text:style-name="T17">кода (</text:span><text:span text:style-name="T18">bind_code</text:span><text:span text:style-name="T17">).</text:span></text:p><text:p text:style-name="P13"><text:span text:style-name="T19">«check_msg_auth_code»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673.29842931937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Standard"><draw:line text:anchor-type="paragraph" draw:z-index="60" draw:name="Фигура8" draw:style-name="gr13" draw:text-style-name="P13" svg:x1="15.062cm" svg:y1="1.004cm" svg:x2="15.067cm" svg:y2="0.219cm"><text:p/></draw:line></text:p>
      <text:p text:style-name="Standard"><draw:custom-shape text:anchor-type="paragraph" draw:z-index="59" draw:name="Фигура4" draw:style-name="gr30" draw:text-style-name="P13" svg:width="5.187cm" svg:height="2.435cm" svg:x="12.735cm" svg:y="0.049cm"><text:p text:style-name="P13"><text:span text:style-name="T15">Если </text:span><text:span text:style-name="T16">answer</text:span><text:span text:style-name="T15"> == None:</text:span></text:p><text:p text:style-name="P13"><text:span text:style-name="T15">Обработка комманды. </text:span></text:p><text:p text:style-name="P13"><text:span text:style-name="T25">«bitrix_command_handler»</text:span><text:span text:style-name="T15">.</text:span></text:p>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</draw:custom-shape></text:p>
      <text:p text:style-name="Standard"/>
      <text:p text:style-name="Standard"><draw:line text:anchor-type="paragraph" draw:z-index="31" draw:name="Фигура8" draw:style-name="gr13" draw:text-style-name="P13" svg:x1="8.705cm" svg:y1="2.059cm" svg:x2="8.705cm" svg:y2="0.399cm"><text:p/></draw:line></text:p>
      <text:p text:style-name="Standard"><draw:line text:anchor-type="paragraph" draw:z-index="25" draw:name="Фигура8" draw:style-name="gr13" draw:text-style-name="P13" svg:x1="2.23cm" svg:y1="1.36cm" svg:x2="2.285cm" svg:y2="0.071cm"><text:p/></draw:line></text:p>
      <text:p text:style-name="Standard"><draw:line text:anchor-type="paragraph" draw:z-index="32" draw:name="Фигура8" draw:style-name="gr13" draw:text-style-name="P13" svg:x1="15.295cm" svg:y1="0.927cm" svg:x2="15.3cm" svg:y2="0.142cm"><text:p/></draw:line></text:p>
      <text:p text:style-name="Standard"><draw:line text:anchor-type="paragraph" draw:z-index="24" draw:name="Фигура10" draw:style-name="gr13" draw:text-style-name="P13" svg:x1="2.23cm" svg:y1="0.386cm" svg:x2="15.3cm" svg:y2="0.439cm"><text:p/></draw:line></text:p>
      <text:p text:style-name="Standard"><draw:custom-shape text:anchor-type="paragraph" draw:z-index="26" draw:name="Фигура11" draw:style-name="gr18" draw:text-style-name="P15" svg:width="5.054cm" svg:height="1.412cm" svg:x="6.2cm" svg:y="0.111cm"><text:p text:style-name="P13"><text:span text:style-name="T15">Вернуть ответ</text:span></text:p><text:p text:style-name="P13"><text:span text:style-name="T21">(answer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><draw:frame text:anchor-type="paragraph" draw:z-index="52" draw:name="Фигура12" draw:style-name="gr25" draw:text-style-name="P21" svg:width="7.753cm" svg:height="1.22cm" svg:x="11.73cm" svg:y="0.201cm"><draw:text-box><text:p text:style-name="P20"><text:span text:style-name="T23">Функция</text:span></text:p><text:p text:style-name="P20"><text:span text:style-name="T24">«check_msg_auth_code(bx24</text:span><text:span text:style-name="T24">)»</text:span></text:p></draw:text-box></draw:frame></text:p>
      <text:p text:style-name="Standard"/>
      <text:p text:style-name="Standard"><draw:custom-shape text:anchor-type="paragraph" draw:z-index="5" draw:name="Фигура1" draw:style-name="gr5" draw:text-style-name="P16" svg:width="6.435cm" svg:height="2.595cm" svg:x="4.459cm" svg:y="0.012cm"><text:p text:style-name="P13"><text:span text:style-name="T17">В сообщение есть</text:span></text:p><text:p text:style-name="P13"><text:span text:style-name="T17">код (</text:span><text:span text:style-name="T18">bind_code</text:span><text:span text:style-name="T17">)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frame text:anchor-type="paragraph" draw:z-index="19" draw:name="Фигура6" draw:style-name="gr14" draw:text-style-name="P17" svg:width="0.962cm" svg:height="0.673cm" svg:x="3.355cm" svg:y="0.383cm"><draw:text-box><text:p><text:span text:style-name="T15">Нет</text:span></text:p></draw:text-box></draw:frame></text:p>
      <text:p text:style-name="Standard"><draw:frame text:anchor-type="paragraph" draw:z-index="95" draw:name="Фигура6" draw:style-name="gr15" draw:text-style-name="P18" svg:width="0.962cm" svg:height="0.609cm" svg:x="10.894cm" svg:y="0.131cm"><draw:text-box><text:p>Да</text:p></draw:text-box></draw:frame></text:p>
      <text:p text:style-name="Standard"><draw:g text:anchor-type="paragraph" draw:z-index="34" draw:style-name="gr7"><draw:line draw:name="Фигура4" draw:style-name="gr8" draw:text-style-name="P14" svg:x1="10.894cm" svg:y1="0.365cm" svg:x2="11.989cm" svg:y2="0.365cm"><text:p/></draw:line><draw:line draw:name="Фигура5" draw:style-name="gr8" draw:text-style-name="P14" svg:x1="11.99cm" svg:y1="1.053cm" svg:x2="11.99cm" svg:y2="0.365cm"><text:p/></draw:line></draw:g><draw:g text:anchor-type="paragraph" draw:z-index="35" draw:style-name="gr7"><draw:line draw:name="Фигура4" draw:style-name="gr8" draw:text-style-name="P14" svg:x1="4.458cm" svg:y1="0.344cm" svg:x2="2.39cm" svg:y2="0.344cm"><text:p/></draw:line><draw:line draw:name="Фигура5" draw:style-name="gr8" draw:text-style-name="P14" svg:x1="2.39cm" svg:y1="1.212cm" svg:x2="2.39cm" svg:y2="0.344cm"><text:p/></draw:line></draw:g></text:p>
      <text:p text:style-name="Standard"/>
      <text:p text:style-name="Standard"><draw:custom-shape text:anchor-type="paragraph" draw:z-index="4" draw:name="Фигура3" draw:style-name="gr4" draw:text-style-name="P16" svg:width="9.526cm" svg:height="1.234cm" svg:x="9.499cm" svg:y="0.222cm"><text:p text:style-name="P13"><text:span text:style-name="T15"><text:s/></text:span><text:span text:style-name="T15">Разобрать «bind_code» на id в системе</text:span></text:p><text:p text:style-name="P13"><text:span text:style-name="T15"><text:s/></text:span><text:span text:style-name="T15">Б24 (</text:span><text:span text:style-name="T16">bx24_id</text:span><text:span text:style-name="T15">) и начало access токена (3 симв).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Фигура3" draw:style-name="gr22" draw:text-style-name="P14" svg:width="5.292cm" svg:height="2.747cm" svg:x="0.014cm" svg:y="0.395cm"><text:p text:style-name="P13"><text:s/>Отправить на авторизацию</text:p><text:p text:style-name="P13">Сформировать ответ </text:p><text:p text:style-name="P13">(<text:span text:style-name="T14">answer</text:span>)</text:p><text:p text:style-name="P13"><text:span text:style-name="T20">«send_msg_authorization»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23" draw:name="Фигура8" draw:style-name="gr13" draw:text-style-name="P13" svg:x1="12.046cm" svg:y1="0.956cm" svg:x2="12.046cm" svg:y2="0.482cm"><text:p/></draw:line></text:p>
      <text:p text:style-name="Standard"><draw:custom-shape text:anchor-type="paragraph" draw:z-index="3" draw:name="Фигура1" draw:style-name="gr3" draw:text-style-name="P14" svg:width="6.081cm" svg:height="2.447cm" svg:x="9.051cm" svg:y="0.469cm"><text:p text:style-name="P13"><text:span text:style-name="T15">Есть запись с </text:span><text:span text:style-name="T16">bx24_id </text:span></text:p><text:p text:style-name="P13"><text:span text:style-name="T15">в базе (</text:span><text:span text:style-name="T16">Bitr</text:span><text:span text:style-name="T15">)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Standard"><draw:frame text:anchor-type="paragraph" draw:z-index="39" draw:name="Фигура6" draw:style-name="gr14" draw:text-style-name="P17" svg:width="0.962cm" svg:height="0.673cm" svg:x="14.917cm" svg:y="0.272cm"><draw:text-box><text:p><text:span text:style-name="T15">Нет</text:span></text:p></draw:text-box></draw:frame><draw:frame text:anchor-type="paragraph" draw:z-index="40" draw:name="Фигура6" draw:style-name="gr15" draw:text-style-name="P18" svg:width="0.962cm" svg:height="0.609cm" svg:x="8.089cm" svg:y="0.42cm"><draw:text-box><text:p>Да</text:p></draw:text-box></draw:frame></text:p>
      <text:p text:style-name="Standard"/>
      <text:p text:style-name="Standard"><draw:g text:anchor-type="paragraph" draw:z-index="7" draw:style-name="gr7"><draw:line draw:name="Фигура4" draw:style-name="gr8" draw:text-style-name="P14" svg:x1="9.184cm" svg:y1="0.254cm" svg:x2="7.885cm" svg:y2="0.254cm"><text:p/></draw:line><draw:line draw:name="Фигура5" draw:style-name="gr8" draw:text-style-name="P14" svg:x1="7.885cm" svg:y1="1.18cm" svg:x2="7.885cm" svg:y2="0.254cm"><text:p/></draw:line></draw:g><draw:g text:anchor-type="paragraph" draw:z-index="37" draw:style-name="gr7"><draw:line draw:name="Фигура4" draw:style-name="gr8" draw:text-style-name="P14" svg:x1="14.967cm" svg:y1="0.227cm" svg:x2="16.011cm" svg:y2="0.227cm"><text:p/></draw:line><draw:line draw:name="Фигура5" draw:style-name="gr8" draw:text-style-name="P14" svg:x1="16.012cm" svg:y1="1.21cm" svg:x2="16.012cm" svg:y2="0.227cm"><text:p/></draw:line></draw:g><draw:line text:anchor-type="paragraph" draw:z-index="48" draw:name="Фигура8" draw:style-name="gr13" draw:text-style-name="P13" svg:x1="2.39cm" svg:y1="5.741cm" svg:x2="2.446cm" svg:y2="0.22cm"><text:p/></draw:line></text:p>
      <text:p text:style-name="Standard"><draw:custom-shape text:anchor-type="paragraph" draw:z-index="41" draw:name="Фигура1" draw:style-name="gr3" draw:text-style-name="P14" svg:width="6.081cm" svg:height="2.447cm" svg:x="4.817cm" svg:y="0.268cm"><text:p text:style-name="P13"><text:span text:style-name="T15">Совпадают 3 симв. </text:span></text:p><text:p text:style-name="P13"><text:span text:style-name="T15">начала access токена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38" draw:name="Фигура3" draw:style-name="gr23" draw:text-style-name="P14" svg:width="5.977cm" svg:height="1.29cm" svg:x="13.365cm" svg:y="0.236cm"><text:p text:style-name="P13"><text:s/>Отправить сообщение </text:p><text:p text:style-name="P13">„<text:span text:style-name="T22">Битрикс24 id НЕ совпадают</text:span>“.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g text:anchor-type="paragraph" draw:z-index="46" draw:style-name="gr7"><draw:line draw:name="Фигура4" draw:style-name="gr8" draw:text-style-name="P14" svg:x1="5.109cm" svg:y1="0.065cm" svg:x2="4.286cm" svg:y2="0.065cm"><text:p/></draw:line><draw:line draw:name="Фигура5" draw:style-name="gr8" draw:text-style-name="P14" svg:x1="4.286cm" svg:y1="1.413cm" svg:x2="4.286cm" svg:y2="0.065cm"><text:p/></draw:line></draw:g><draw:g text:anchor-type="paragraph" draw:z-index="43" draw:style-name="gr7"><draw:line draw:name="Фигура4" draw:style-name="gr8" draw:text-style-name="P14" svg:x1="10.627cm" svg:y1="0.065cm" svg:x2="11.671cm" svg:y2="0.065cm"><text:p/></draw:line><draw:line draw:name="Фигура5" draw:style-name="gr8" draw:text-style-name="P14" svg:x1="11.672cm" svg:y1="1.493cm" svg:x2="11.672cm" svg:y2="0.065cm"><text:p/></draw:line></draw:g><draw:frame text:anchor-type="paragraph" draw:z-index="44" draw:name="Фигура6" draw:style-name="gr14" draw:text-style-name="P17" svg:width="0.962cm" svg:height="0.673cm" svg:x="10.525cm" svg:y="0.37cm"><draw:text-box><text:p><text:span text:style-name="T15">Нет</text:span></text:p></draw:text-box></draw:frame><draw:frame text:anchor-type="paragraph" draw:z-index="45" draw:name="Фигура6" draw:style-name="gr15" draw:text-style-name="P18" svg:width="0.962cm" svg:height="0.609cm" svg:x="4.411cm" svg:y="0.303cm"><draw:text-box><text:p>Да</text:p></draw:text-box></draw:frame></text:p>
      <text:p text:style-name="Standard"><draw:line text:anchor-type="paragraph" draw:z-index="51" draw:name="Фигура8" draw:style-name="gr13" draw:text-style-name="P13" svg:x1="15.937cm" svg:y1="3.376cm" svg:x2="15.988cm" svg:y2="0.065cm"><text:p/></draw:line></text:p>
      <text:p text:style-name="Standard"><draw:custom-shape text:anchor-type="paragraph" draw:z-index="6" draw:name="Фигура3" draw:style-name="gr6" draw:text-style-name="P14" svg:width="4.869cm" svg:height="1.888cm" svg:x="2.76cm" svg:y="0.439cm"><text:p text:style-name="P13">Обновить «<text:span text:style-name="T14">last_bindings</text:span>» </text:p><text:p text:style-name="P13">Привязать записи в </text:p><text:p text:style-name="P13">таблицах <text:span text:style-name="T14">Chat</text:span> и <text:span text:style-name="T14">Bit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42" draw:name="Фигура3" draw:style-name="gr24" draw:text-style-name="P14" svg:width="5.606cm" svg:height="1.29cm" svg:x="9.581cm" svg:y="0.032cm"><text:p text:style-name="P13"><text:s/>Отправить сообщение </text:p><text:p text:style-name="P13">„<text:span text:style-name="T22">Токены НЕ совпадают!!!</text:span>“.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50" draw:name="Фигура8" draw:style-name="gr13" draw:text-style-name="P13" svg:x1="11.589cm" svg:y1="1.344cm" svg:x2="11.601cm" svg:y2="0.347cm"><text:p/></draw:line></text:p>
      <text:p text:style-name="Standard"><draw:line text:anchor-type="paragraph" draw:z-index="49" draw:name="Фигура8" draw:style-name="gr13" draw:text-style-name="P13" svg:x1="4.313cm" svg:y1="0.873cm" svg:x2="4.325cm" svg:y2="0.24cm"><text:p/></draw:line></text:p>
      <text:p text:style-name="Standard"><draw:line text:anchor-type="paragraph" draw:z-index="47" draw:name="Фигура10" draw:style-name="gr13" draw:text-style-name="P13" svg:x1="2.23cm" svg:y1="0.386cm" svg:x2="15.988cm" svg:y2="0.455cm"><text:p/></draw:line></text:p>
      <text:p text:style-name="Standard"><text:soft-page-break/></text:p>
      <text:p text:style-name="Standard"/>
      <text:p text:style-name="Standard"><draw:frame text:anchor-type="paragraph" draw:z-index="54" draw:name="Фигура12" draw:style-name="gr25" draw:text-style-name="P21" svg:width="7.753cm" svg:height="1.22cm" svg:x="11.121cm" svg:y="0.381cm"><draw:text-box><text:p text:style-name="P20"><text:span text:style-name="T23">Функция</text:span></text:p><text:p text:style-name="P20"><text:span text:style-name="T24">«check_tokens(bx24)»</text:span></text:p></draw:text-box></draw:frame></text:p>
      <text:p text:style-name="Standard"><draw:custom-shape text:anchor-type="paragraph" draw:z-index="61" draw:name="Фигура3" draw:style-name="gr31" draw:text-style-name="P14" svg:width="4.79cm" svg:height="0.858cm" svg:x="3.378cm" svg:y="0.048cm"><text:p text:style-name="P13"><text:s/><text:span text:style-name="T16">answ</text:span><text:span text:style-name="T16">er</text:span><text:span text:style-name="T15"> = </text:span><text:span text:style-name="T15">None</text:span><text:span text:style-name="T15">: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73" draw:name="Фигура8" draw:style-name="gr13" draw:text-style-name="P13" svg:x1="5.801cm" svg:y1="0.787cm" svg:x2="5.806cm" svg:y2="0.418cm"><text:p/></draw:line></text:p>
      <text:p text:style-name="Standard"><draw:custom-shape text:anchor-type="paragraph" draw:z-index="55" draw:name="Фигура1" draw:style-name="gr27" draw:text-style-name="P16" svg:width="6.435cm" svg:height="1.83cm" svg:x="2.581cm" svg:y="0.256cm"><text:p text:style-name="P13"><text:span text:style-name="T17">Истек refresh токен</text:span></text:p><text:p text:style-name="P13"><text:span text:style-name="T17">(30 дней)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frame text:anchor-type="paragraph" draw:z-index="63" draw:name="Фигура6" draw:style-name="gr33" draw:text-style-name="P17" svg:width="0.71cm" svg:height="0.489cm" svg:x="8.878cm" svg:y="0.448cm"><draw:text-box><text:p><text:span text:style-name="T15">Н</text:span><text:span text:style-name="T15">е</text:span><text:span text:style-name="T15">т</text:span></text:p></draw:text-box></draw:frame></text:p>
      <text:p text:style-name="Standard"><draw:frame text:anchor-type="paragraph" draw:z-index="62" draw:name="Фигура6" draw:style-name="gr32" draw:text-style-name="P18" svg:width="0.796cm" svg:height="0.489cm" svg:x="1.785cm" svg:y="0.122cm"><draw:text-box><text:p>Да</text:p></draw:text-box></draw:frame></text:p>
      <text:p text:style-name="Standard"><draw:g text:anchor-type="paragraph" draw:z-index="66" draw:style-name="gr7"><draw:line draw:name="Фигура4" draw:style-name="gr8" draw:text-style-name="P14" svg:x1="2.581cm" svg:y1="0.188cm" svg:x2="2.117cm" svg:y2="0.188cm"><text:p/></draw:line><draw:line draw:name="Фигура5" draw:style-name="gr8" draw:text-style-name="P14" svg:x1="2.117cm" svg:y1="2.265cm" svg:x2="2.117cm" svg:y2="0.188cm"><text:p/></draw:line></draw:g><draw:g text:anchor-type="paragraph" draw:z-index="68" draw:style-name="gr7"><draw:line draw:name="Фигура4" draw:style-name="gr8" draw:text-style-name="P14" svg:x1="8.802cm" svg:y1="0.17cm" svg:x2="10.733cm" svg:y2="0.17cm"><text:p/></draw:line><draw:line draw:name="Фигура5" draw:style-name="gr8" draw:text-style-name="P14" svg:x1="10.735cm" svg:y1="0.776cm" svg:x2="10.735cm" svg:y2="0.17cm"><text:p/></draw:line></draw:g></text:p>
      <text:p text:style-name="Standard"><draw:custom-shape text:anchor-type="paragraph" draw:z-index="56" draw:name="Фигура1" draw:style-name="gr27" draw:text-style-name="P16" svg:width="6.435cm" svg:height="1.83cm" svg:x="7.555cm" svg:y="0.288cm"><text:p text:style-name="P13"><text:span text:style-name="T17">Истек access токен</text:span></text:p><text:p text:style-name="P13"><text:span text:style-name="T17">(60 минут)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Standard"><draw:frame text:anchor-type="paragraph" draw:z-index="64" draw:name="Фигура6" draw:style-name="gr33" draw:text-style-name="P17" svg:width="0.71cm" svg:height="0.489cm" svg:x="6.846cm" svg:y="0.138cm"><draw:text-box><text:p><text:span text:style-name="T15">Н</text:span><text:span text:style-name="T15">е</text:span><text:span text:style-name="T15">т</text:span></text:p></draw:text-box></draw:frame><draw:frame text:anchor-type="paragraph" draw:z-index="65" draw:name="Фигура6" draw:style-name="gr34" draw:text-style-name="P18" svg:width="0.796cm" svg:height="0.489cm" svg:x="13.989cm" svg:y="0.191cm"><draw:text-box><text:p>Да</text:p></draw:text-box></draw:frame></text:p>
      <text:p text:style-name="Standard"><draw:g text:anchor-type="paragraph" draw:z-index="67" draw:style-name="gr7"><draw:line draw:name="Фигура4" draw:style-name="gr8" draw:text-style-name="P14" svg:x1="7.714cm" svg:y1="0.238cm" svg:x2="6.802cm" svg:y2="0.238cm"><text:p/></draw:line><draw:line draw:name="Фигура5" draw:style-name="gr8" draw:text-style-name="P14" svg:x1="6.802cm" svg:y1="3.254cm" svg:x2="6.802cm" svg:y2="0.238cm"><text:p/></draw:line></draw:g><draw:g text:anchor-type="paragraph" draw:z-index="69" draw:style-name="gr7"><draw:line draw:name="Фигура4" draw:style-name="gr8" draw:text-style-name="P14" svg:x1="13.776cm" svg:y1="0.238cm" svg:x2="15.282cm" svg:y2="0.238cm"><text:p/></draw:line><draw:line draw:name="Фигура5" draw:style-name="gr8" draw:text-style-name="P14" svg:x1="15.284cm" svg:y1="1.31cm" svg:x2="15.284cm" svg:y2="0.238cm"><text:p/></draw:line></draw:g></text:p>
      <text:p text:style-name="Standard"><draw:custom-shape text:anchor-type="paragraph" draw:z-index="57" draw:name="Фигура3" draw:style-name="gr28" draw:text-style-name="P14" svg:width="5.292cm" svg:height="1.936cm" svg:x="-0.356cm" svg:y="0.319cm"><text:p text:style-name="P13"><text:s/>Отправить на авторизацию</text:p><text:p text:style-name="P13">Сформировать ответ </text:p><text:p text:style-name="P13">(<text:span text:style-name="T14">answer</text:span>)</text:p><text:p text:style-name="P13"><text:span text:style-name="T20">«send_msg_authorization»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0" draw:name="Фигура3" draw:style-name="gr1" draw:text-style-name="P14" svg:width="6.603cm" svg:height="1.278cm" svg:x="12.109cm" svg:y="0.337cm"><text:p text:style-name="P13"><text:s/>Обновить токены, время „<text:span text:style-name="T14">expires</text:span>“ </text:p><text:p text:style-name="P13"><text:span text:style-name="T15">в «</text:span><text:span text:style-name="T16">last_bindings</text:span><text:span text:style-name="T15">» и в базе (</text:span><text:span text:style-name="T16">Bitr</text:span><text:span text:style-name="T15">)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line text:anchor-type="paragraph" draw:z-index="71" draw:name="Фигура8" draw:style-name="gr13" draw:text-style-name="P13" svg:x1="2.05cm" svg:y1="0.769cm" svg:x2="2.05cm" svg:y2="0.307cm"><text:p/></draw:line><draw:line text:anchor-type="paragraph" draw:z-index="72" draw:name="Фигура8" draw:style-name="gr13" draw:text-style-name="P13" svg:x1="15.312cm" svg:y1="0.82cm" svg:x2="15.305cm" svg:y2="0.154cm"><text:p/></draw:line></text:p>
      <text:p text:style-name="Standard"><draw:line text:anchor-type="paragraph" draw:z-index="70" draw:name="Фигура10" draw:style-name="gr13" draw:text-style-name="P13" svg:x1="1.976cm" svg:y1="0.282cm" svg:x2="15.468cm" svg:y2="0.333cm"><text:p/></draw:line></text:p>
      <text:p text:style-name="Standard"/>
      <text:p text:style-name="Standard"><draw:frame text:anchor-type="paragraph" draw:z-index="74" draw:name="Фигура12" draw:style-name="gr25" draw:text-style-name="P21" svg:width="7.753cm" svg:height="1.22cm" svg:x="11.217cm" svg:y="0.464cm"><draw:text-box><text:p text:style-name="P20"><text:span text:style-name="T23">Ф</text:span><text:span text:style-name="T23">у</text:span><text:span text:style-name="T23">н</text:span><text:span text:style-name="T23">к</text:span><text:span text:style-name="T23">ц</text:span><text:span text:style-name="T23">и</text:span><text:span text:style-name="T23">я</text:span></text:p><text:p text:style-name="P20"><text:span text:style-name="T24">«</text:span><text:span text:style-name="T24">b</text:span><text:span text:style-name="T24">i</text:span><text:span text:style-name="T24">t</text:span><text:span text:style-name="T24">r</text:span><text:span text:style-name="T24">i</text:span><text:span text:style-name="T24">x</text:span><text:span text:style-name="T24">_</text:span><text:span text:style-name="T24">c</text:span><text:span text:style-name="T24">o</text:span><text:span text:style-name="T24">m</text:span><text:span text:style-name="T24">m</text:span><text:span text:style-name="T24">a</text:span><text:span text:style-name="T24">n</text:span><text:span text:style-name="T24">d</text:span><text:span text:style-name="T24">_</text:span><text:span text:style-name="T24">h</text:span><text:span text:style-name="T24">a</text:span><text:span text:style-name="T24">n</text:span><text:span text:style-name="T24">d</text:span><text:span text:style-name="T24">l</text:span><text:span text:style-name="T24">e</text:span><text:span text:style-name="T24">r</text:span><text:span text:style-name="T24">(</text:span><text:span text:style-name="T24">b</text:span><text:span text:style-name="T24">x</text:span><text:span text:style-name="T24">2</text:span><text:span text:style-name="T24">4</text:span><text:span text:style-name="T24">)</text:span><text:span text:style-name="T24">»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8" draw:name="Фигура6" draw:style-name="gr15" draw:text-style-name="P18" svg:width="0.962cm" svg:height="0.609cm" svg:x="6.671cm" svg:y="0.011cm"><draw:text-box><text:p>Да</text:p></draw:text-box></draw:frame><draw:custom-shape text:anchor-type="paragraph" draw:z-index="58" draw:name="Фигура1" draw:style-name="gr29" draw:text-style-name="P16" svg:width="5.654cm" svg:height="1.636cm" svg:x="1.326cm" svg:y="0.229cm"><text:p text:style-name="P13"><text:span text:style-name="T17">В сообщение </text:span></text:p><text:p text:style-name="P13"><text:span text:style-name="T17">команда ...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5" draw:name="Фигура3" draw:style-name="gr35" draw:text-style-name="P16" svg:width="6.582cm" svg:height="1.648cm" svg:x="9.444cm" svg:y="0.217cm"><text:p text:style-name="P13"><text:span text:style-name="T15">Вызо</text:span><text:span text:style-name="T15">в </text:span><text:span text:style-name="T15">bx24.</text:span><text:span text:style-name="T15">call_</text:span><text:span text:style-name="T15">meth</text:span><text:span text:style-name="T15">od </text:span></text:p><text:p text:style-name="P13"><text:span text:style-name="T15">(с </text:span><text:span text:style-name="T15">опре</text:span><text:span text:style-name="T15">деле</text:span><text:span text:style-name="T15">нны</text:span><text:span text:style-name="T15">ми </text:span><text:span text:style-name="T15">пара</text:span><text:span text:style-name="T15">метр</text:span><text:span text:style-name="T15">ами).</text:span></text:p><text:p text:style-name="P13"><text:span text:style-name="T15">Фор</text:span><text:span text:style-name="T15">миро</text:span><text:span text:style-name="T15">вани</text:span><text:span text:style-name="T15">е </text:span><text:span text:style-name="T16">answ</text:span><text:span text:style-name="T16">er</text:span><text:span text:style-name="T26">.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76" draw:name="Фигура10" draw:style-name="gr13" draw:text-style-name="P13" svg:x1="6.98cm" svg:y1="0.072cm" svg:x2="9.444cm" svg:y2="0.072cm"><text:p/></draw:line><draw:line text:anchor-type="paragraph" draw:z-index="91" draw:name="Фигура8" draw:style-name="gr13" draw:text-style-name="P13" svg:x1="17.443cm" svg:y1="5.337cm" svg:x2="17.418cm" svg:y2="0.095cm"><text:p/></draw:line><draw:line text:anchor-type="paragraph" draw:z-index="93" draw:name="Фигура10" draw:style-name="gr13" draw:text-style-name="P13" svg:x1="16.025cm" svg:y1="0.097cm" svg:x2="17.443cm" svg:y2="0.095cm"><text:p/></draw:line></text:p>
      <text:p text:style-name="Standard"><draw:frame text:anchor-type="paragraph" draw:z-index="82" draw:name="Фигура6" draw:style-name="gr14" draw:text-style-name="P17" svg:width="0.962cm" svg:height="0.673cm" svg:x="2.369cm" svg:y="0.226cm"><draw:text-box><text:p><text:span text:style-name="T15">Н</text:span><text:span text:style-name="T15">е</text:span><text:span text:style-name="T15">т</text:span></text:p></draw:text-box></draw:frame><draw:line text:anchor-type="paragraph" draw:z-index="83" draw:name="Фигура8" draw:style-name="gr13" draw:text-style-name="P13" svg:x1="4.168cm" svg:y1="0.697cm" svg:x2="4.18cm" svg:y2="0.284cm"><text:p/></draw:line></text:p>
      <text:p text:style-name="Standard"><draw:custom-shape text:anchor-type="paragraph" draw:z-index="79" draw:name="Фигура1" draw:style-name="gr36" draw:text-style-name="P16" svg:width="3.85cm" svg:height="0.862cm" svg:x="2.24cm" svg:y="0.21cm"><text:p text:style-name="P13"><text:span text:style-name="T17"><text:s/></text:span><text:span text:style-name="T17">...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7" draw:name="Фигура3" draw:style-name="gr40" draw:text-style-name="P16" svg:width="4.668cm" svg:height="0.851cm" svg:x="10.615cm" svg:y="0.291cm"><text:p text:style-name="P13"><text:span text:style-name="T16">a</text:span><text:span text:style-name="T16">n</text:span><text:span text:style-name="T16">s</text:span><text:span text:style-name="T16">w</text:span><text:span text:style-name="T16">e</text:span><text:span text:style-name="T16">r</text:span><text:span text:style-name="T16"> </text:span><text:span text:style-name="T16">=</text:span><text:span text:style-name="T16"> </text:span><text:span text:style-name="T16">…</text:span><text:span text:style-name="T16">.</text:span><text:span text:style-name="T26">.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89" draw:name="Фигура10" draw:style-name="gr13" draw:text-style-name="P13" svg:x1="6.089cm" svg:y1="0.152cm" svg:x2="10.541cm" svg:y2="0.175cm"><text:p/></draw:line><draw:line text:anchor-type="paragraph" draw:z-index="90" draw:name="Фигура10" draw:style-name="gr13" draw:text-style-name="P13" svg:x1="15.282cm" svg:y1="0.201cm" svg:x2="17.443cm" svg:y2="0.173cm"><text:p/></draw:line></text:p>
      <text:p text:style-name="Standard"><draw:frame text:anchor-type="paragraph" draw:z-index="78" draw:name="Фигура2" draw:style-name="gr37" draw:text-style-name="P18" svg:width="1.059cm" svg:height="0.675cm" svg:x="3.926cm" svg:y="0.219cm"><draw:text-box><text:p>…..</text:p></draw:text-box></draw:frame><draw:frame text:anchor-type="paragraph" draw:z-index="85" draw:name="Фигура2" draw:style-name="gr37" draw:text-style-name="P18" svg:width="1.059cm" svg:height="0.675cm" svg:x="12.226cm" svg:y="0.168cm"><draw:text-box><text:p>…..</text:p></draw:text-box></draw:frame></text:p>
      <text:p text:style-name="Standard"><draw:custom-shape text:anchor-type="paragraph" draw:z-index="77" draw:name="Фигура1" draw:style-name="gr36" draw:text-style-name="P16" svg:width="3.85cm" svg:height="0.862cm" svg:x="2.312cm" svg:y="0.362cm"><text:p text:style-name="P13"><text:span text:style-name="T17"><text:s/></text:span><text:span text:style-name="T17">.</text:span><text:span text:style-name="T17">.</text:span><text:span text:style-name="T17">.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6" draw:name="Фигура3" draw:style-name="gr39" draw:text-style-name="P16" svg:width="4.672cm" svg:height="0.856cm" svg:x="10.613cm" svg:y="0.418cm"><text:p text:style-name="P13"><text:span text:style-name="T16">a</text:span><text:span text:style-name="T16">n</text:span><text:span text:style-name="T16">s</text:span><text:span text:style-name="T16">w</text:span><text:span text:style-name="T16">e</text:span><text:span text:style-name="T16">r</text:span><text:span text:style-name="T16"> </text:span><text:span text:style-name="T16">=</text:span><text:span text:style-name="T16"> </text:span><text:span text:style-name="T16">…</text:span><text:span text:style-name="T16">.</text:span><text:span text:style-name="T26">.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88" draw:name="Фигура10" draw:style-name="gr13" draw:text-style-name="P13" svg:x1="6.161cm" svg:y1="0.326cm" svg:x2="10.613cm" svg:y2="0.349cm"><text:p/></draw:line><draw:line text:anchor-type="paragraph" draw:z-index="92" draw:name="Фигура10" draw:style-name="gr13" draw:text-style-name="P13" svg:x1="15.284cm" svg:y1="0.328cm" svg:x2="17.418cm" svg:y2="0.349cm"><text:p/></draw:line></text:p>
      <text:p text:style-name="Standard"><draw:line text:anchor-type="paragraph" draw:z-index="84" draw:name="Фигура8" draw:style-name="gr13" draw:text-style-name="P13" svg:x1="4.23cm" svg:y1="0.526cm" svg:x2="4.23cm" svg:y2="0.113cm"><text:p/></draw:line></text:p>
      <text:p text:style-name="Standard"><draw:custom-shape text:anchor-type="paragraph" draw:z-index="81" draw:name="Фигура3" draw:style-name="gr38" draw:text-style-name="P16" svg:width="6.074cm" svg:height="0.803cm" svg:x="1.436cm" svg:y="0.039cm"><text:p text:style-name="P13"><text:span text:style-name="T16">a</text:span><text:span text:style-name="T16">n</text:span><text:span text:style-name="T16">s</text:span><text:span text:style-name="T16">w</text:span><text:span text:style-name="T16">e</text:span><text:span text:style-name="T16">r</text:span><text:span text:style-name="T26"> </text:span><text:span text:style-name="T26">=</text:span><text:span text:style-name="T26"> </text:span><text:span text:style-name="T26">„</text:span><text:span text:style-name="T26">н</text:span><text:span text:style-name="T26">е</text:span><text:span text:style-name="T26">т</text:span><text:span text:style-name="T26"> </text:span><text:span text:style-name="T26">т</text:span><text:span text:style-name="T26">а</text:span><text:span text:style-name="T26">к</text:span><text:span text:style-name="T26">о</text:span><text:span text:style-name="T26">й</text:span><text:span text:style-name="T26"> </text:span><text:span text:style-name="T26">к</text:span><text:span text:style-name="T26">о</text:span><text:span text:style-name="T26">м</text:span><text:span text:style-name="T26">а</text:span><text:span text:style-name="T26">н</text:span><text:span text:style-name="T26">д</text:span><text:span text:style-name="T26">ы</text:span><text:span text:style-name="T26">»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94" draw:name="Фигура8" draw:style-name="gr13" draw:text-style-name="P13" svg:x1="4.214cm" svg:y1="0.884cm" svg:x2="4.214cm" svg:y2="0.355cm"><text:p/></draw:line></text:p>
      <text:p text:style-name="Standard"><draw:line text:anchor-type="paragraph" draw:z-index="80" draw:name="Фигура10" draw:style-name="gr13" draw:text-style-name="P13" svg:x1="4.214cm" svg:y1="0.397cm" svg:x2="17.443cm" svg:y2="0.469cm"><text:p/></draw:line></text:p>
      <text:p text:style-name="Standard"/>
      <text:p text:style-name="Standard"/>
      <text:p text:style-name="Standard"><draw:frame text:anchor-type="paragraph" draw:z-index="96" draw:name="Фигура12" draw:style-name="gr25" draw:text-style-name="P21" svg:width="7.753cm" svg:height="1.22cm" svg:x="11.194cm" svg:y="0.169cm"><draw:text-box><text:p text:style-name="P20"><text:span text:style-name="T23">К</text:span><text:span text:style-name="T23">л</text:span><text:span text:style-name="T23">а</text:span><text:span text:style-name="T23">с</text:span><text:span text:style-name="T23">с</text:span></text:p><text:p text:style-name="P20"><text:span text:style-name="T24">«</text:span><text:span text:style-name="T24">c</text:span><text:span text:style-name="T24">l</text:span><text:span text:style-name="T24">a</text:span><text:span text:style-name="T24">s</text:span><text:span text:style-name="T24">s</text:span><text:span text:style-name="T24"> </text:span><text:span text:style-name="T24">T</text:span><text:span text:style-name="T24">g</text:span><text:span text:style-name="T24">(</text:span><text:span text:style-name="T24">V</text:span><text:span text:style-name="T24">i</text:span><text:span text:style-name="T24">e</text:span><text:span text:style-name="T24">w</text:span><text:span text:style-name="T24">)</text:span><text:span text:style-name="T24">»</text:span></text:p></draw:text-box></draw:frame></text:p>
      <text:p text:style-name="Standard"/>
      <text:p text:style-name="Standard"><draw:custom-shape text:anchor-type="paragraph" draw:z-index="97" draw:name="Фигура1" draw:style-name="gr29" draw:text-style-name="P16" svg:width="5.654cm" svg:height="1.636cm" svg:x="6.336cm" svg:y="0.005cm"><text:p text:style-name="P13"><text:span text:style-name="T17">З</text:span><text:span text:style-name="T17">а</text:span><text:span text:style-name="T17">п</text:span><text:span text:style-name="T17">р</text:span><text:span text:style-name="T17">о</text:span><text:span text:style-name="T17">с</text:span><text:span text:style-name="T17"> </text:span><text:span text:style-name="T17">«</text:span><text:span text:style-name="T17">P</text:span><text:span text:style-name="T17">O</text:span><text:span text:style-name="T17">S</text:span><text:span text:style-name="T17">T</text:span><text:span text:style-name="T17">»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frame text:anchor-type="paragraph" draw:z-index="111" draw:name="Фигура6" draw:style-name="gr15" draw:text-style-name="P18" svg:width="0.962cm" svg:height="0.609cm" svg:x="11.518cm" svg:y="0.005cm"><draw:text-box><text:p>Да</text:p></draw:text-box></draw:frame><draw:frame text:anchor-type="paragraph" draw:z-index="112" draw:name="Фигура6" draw:style-name="gr14" draw:text-style-name="P17" svg:width="0.962cm" svg:height="0.673cm" svg:x="5.375cm" svg:y="0.15cm"><draw:text-box><text:p><text:span text:style-name="T15">Н</text:span><text:span text:style-name="T15">е</text:span><text:span text:style-name="T15">т</text:span></text:p></draw:text-box></draw:frame></text:p>
      <text:p text:style-name="Standard"><draw:g text:anchor-type="paragraph" draw:z-index="104" draw:style-name="gr7"><draw:line draw:name="Фигура4" draw:style-name="gr8" draw:text-style-name="P14" svg:x1="6.514cm" svg:y1="0.335cm" svg:x2="4.359cm" svg:y2="0.335cm"><text:p/></draw:line><draw:line draw:name="Фигура5" draw:style-name="gr8" draw:text-style-name="P14" svg:x1="4.359cm" svg:y1="0.937cm" svg:x2="4.359cm" svg:y2="0.335cm"><text:p/></draw:line></draw:g><draw:g text:anchor-type="paragraph" draw:z-index="103" draw:style-name="gr7"><draw:line draw:name="Фигура4" draw:style-name="gr8" draw:text-style-name="P14" svg:x1="11.989cm" svg:y1="0.323cm" svg:x2="14.315cm" svg:y2="0.323cm"><text:p/></draw:line><draw:line draw:name="Фигура5" draw:style-name="gr8" draw:text-style-name="P14" svg:x1="14.318cm" svg:y1="1.154cm" svg:x2="14.318cm" svg:y2="0.323cm"><text:p/></draw:line></draw:g></text:p>
      <text:p text:style-name="Standard"><draw:custom-shape text:anchor-type="paragraph" draw:z-index="99" draw:name="Фигура1" draw:style-name="gr42" draw:text-style-name="P16" svg:width="6.185cm" svg:height="1.636cm" svg:x="1.374cm" svg:y="0.45cm"><text:p text:style-name="P13"><text:span text:style-name="T17">В</text:span><text:span text:style-name="T17"> </text:span><text:span text:style-name="T17">з</text:span><text:span text:style-name="T17">а</text:span><text:span text:style-name="T17">п</text:span><text:span text:style-name="T17">р</text:span><text:span text:style-name="T17">о</text:span><text:span text:style-name="T17">с</text:span><text:span text:style-name="T17">е</text:span><text:span text:style-name="T17"> </text:span><text:span text:style-name="T17">«</text:span><text:span text:style-name="T17">G</text:span><text:span text:style-name="T17">E</text:span><text:span text:style-name="T17">T</text:span><text:span text:style-name="T17">»</text:span></text:p><text:p text:style-name="P13"><text:span text:style-name="T17">е</text:span><text:span text:style-name="T17">с</text:span><text:span text:style-name="T17">т</text:span><text:span text:style-name="T17">ь</text:span><text:span text:style-name="T17"> </text:span><text:span text:style-name="T17">«</text:span><text:span text:style-name="T17">c</text:span><text:span text:style-name="T17">o</text:span><text:span text:style-name="T17">d</text:span><text:span text:style-name="T17">e</text:span><text:span text:style-name="T17">»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frame text:anchor-type="paragraph" draw:z-index="113" draw:name="Фигура6" draw:style-name="gr14" draw:text-style-name="P17" svg:width="0.962cm" svg:height="0.673cm" svg:x="0.78cm" svg:y="0.45cm"><draw:text-box><text:p><text:span text:style-name="T15">Н</text:span><text:span text:style-name="T15">е</text:span><text:span text:style-name="T15">т</text:span></text:p></draw:text-box></draw:frame></text:p>
      <text:p text:style-name="P10"><draw:custom-shape text:anchor-type="paragraph" draw:z-index="100" draw:name="Фигура3" draw:style-name="gr38" draw:text-style-name="P16" svg:width="6.074cm" svg:height="0.803cm" svg:x="11.513cm" svg:y="0.18cm"><text:p text:style-name="P13"><text:span text:style-name="T15">З</text:span><text:span text:style-name="T15">а</text:span><text:span text:style-name="T15">п</text:span><text:span text:style-name="T15">и</text:span><text:span text:style-name="T15">с</text:span><text:span text:style-name="T15">ь</text:span><text:span text:style-name="T15"> </text:span><text:span text:style-name="T15">д</text:span><text:span text:style-name="T15">а</text:span><text:span text:style-name="T15">н</text:span><text:span text:style-name="T15">н</text:span><text:span text:style-name="T15">ы</text:span><text:span text:style-name="T15">х</text:span><text:span text:style-name="T15"> </text:span><text:span text:style-name="T15">ч</text:span><text:span text:style-name="T15">а</text:span><text:span text:style-name="T15">т</text:span><text:span text:style-name="T15">а</text:span><text:span text:style-name="T15"> </text:span><text:span text:style-name="T15">в</text:span><text:span text:style-name="T15"> </text:span><text:span text:style-name="T15">т</text:span><text:span text:style-name="T15">а</text:span><text:span text:style-name="T15">б</text:span><text:span text:style-name="T15">л</text:span><text:span text:style-name="T15">.</text:span><text:span text:style-name="T15">(</text:span><text:span text:style-name="T15">C</text:span><text:span text:style-name="T15">h</text:span><text:span text:style-name="T15">a</text:span><text:span text:style-name="T15">t</text:span><text:span text:style-name="T15">)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g text:anchor-type="paragraph" draw:z-index="105" draw:style-name="gr7"><draw:line draw:name="Фигура4" draw:style-name="gr8" draw:text-style-name="P14" svg:x1="1.535cm" svg:y1="0.298cm" svg:x2="0.944cm" svg:y2="0.298cm"><text:p/></draw:line><draw:line draw:name="Фигура5" draw:style-name="gr8" draw:text-style-name="P14" svg:x1="0.944cm" svg:y1="3.089cm" svg:x2="0.944cm" svg:y2="0.298cm"><text:p/></draw:line></draw:g></text:p>
      <text:p text:style-name="Standard"><draw:custom-shape text:anchor-type="paragraph" draw:z-index="102" draw:name="Фигура7" draw:style-name="gr21" draw:text-style-name="P15" svg:width="6.746cm" svg:height="1.855cm" svg:x="11.229cm" svg:y="0.245cm"><text:p text:style-name="P13"><text:span text:style-name="T17">В</text:span><text:span text:style-name="T17">ы</text:span><text:span text:style-name="T17">з</text:span><text:span text:style-name="T17">о</text:span><text:span text:style-name="T17">в</text:span><text:span text:style-name="T17"> </text:span><text:span text:style-name="T17">p</text:span><text:span text:style-name="T17">o</text:span><text:span text:style-name="T17">r</text:span><text:span text:style-name="T17">t</text:span><text:span text:style-name="T17">a</text:span><text:span text:style-name="T17">l</text:span><text:span text:style-name="T17">(</text:span><text:span text:style-name="T17">c</text:span><text:span text:style-name="T17">h</text:span><text:span text:style-name="T17">a</text:span><text:span text:style-name="T17">t</text:span><text:span text:style-name="T17">)</text:span></text:p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673.29842931937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frame text:anchor-type="paragraph" draw:z-index="114" draw:name="Фигура6" draw:style-name="gr15" draw:text-style-name="P18" svg:width="0.962cm" svg:height="0.609cm" svg:x="5.77cm" svg:y="0.365cm"><draw:text-box><text:p>Да</text:p></draw:text-box></draw:frame></text:p>
      <text:p text:style-name="Standard"><draw:line text:anchor-type="paragraph" draw:z-index="108" draw:name="Фигура8" draw:style-name="gr13" draw:text-style-name="P13" svg:x1="4.493cm" svg:y1="0.606cm" svg:x2="4.493cm" svg:y2="0.132cm"><text:p/></draw:line></text:p>
      <text:p text:style-name="Standard"><draw:custom-shape text:anchor-type="paragraph" draw:z-index="98" draw:name="Фигура3" draw:style-name="gr41" draw:text-style-name="P16" svg:width="5.815cm" svg:height="0.807cm" svg:x="1.699cm" svg:y="0.12cm"><text:p text:style-name="P13"><text:span text:style-name="T15">З</text:span><text:span text:style-name="T15">а</text:span><text:span text:style-name="T15">п</text:span><text:span text:style-name="T15">и</text:span><text:span text:style-name="T15">с</text:span><text:span text:style-name="T15">ь</text:span><text:span text:style-name="T15"> </text:span><text:span text:style-name="T15">д</text:span><text:span text:style-name="T15">а</text:span><text:span text:style-name="T15">н</text:span><text:span text:style-name="T15">н</text:span><text:span text:style-name="T15">ы</text:span><text:span text:style-name="T15">х</text:span><text:span text:style-name="T15"> </text:span><text:span text:style-name="T15">в</text:span><text:span text:style-name="T15"> </text:span><text:span text:style-name="T15">т</text:span><text:span text:style-name="T15">а</text:span><text:span text:style-name="T15">б</text:span><text:span text:style-name="T15">л</text:span><text:span text:style-name="T15">.</text:span><text:span text:style-name="T15">(</text:span><text:span text:style-name="T15">B</text:span><text:span text:style-name="T15">i</text:span><text:span text:style-name="T15">t</text:span><text:span text:style-name="T15">r</text:span><text:span text:style-name="T15">)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09" draw:name="Фигура8" draw:style-name="gr13" draw:text-style-name="P13" svg:x1="4.504cm" svg:y1="1.141cm" svg:x2="4.47cm" svg:y2="0.439cm"><text:p/></draw:line></text:p>
      <text:p text:style-name="Standard"><draw:line text:anchor-type="paragraph" draw:z-index="107" draw:name="Фигура8" draw:style-name="gr13" draw:text-style-name="P13" svg:x1="14.438cm" svg:y1="0.824cm" svg:x2="14.427cm" svg:y2="0.18cm"><text:p/></draw:line></text:p>
      <text:p text:style-name="Standard"><draw:line text:anchor-type="paragraph" draw:z-index="106" draw:name="Фигура10" draw:style-name="gr13" draw:text-style-name="P13" svg:x1="0.944cm" svg:y1="0.168cm" svg:x2="14.533cm" svg:y2="0.239cm"><text:p/></draw:line><draw:line text:anchor-type="paragraph" draw:z-index="110" draw:name="Фигура8" draw:style-name="gr13" draw:text-style-name="P13" svg:x1="9.4cm" svg:y1="0.642cm" svg:x2="9.4cm" svg:y2="0.168cm"><text:p/></draw:line></text:p>
      <text:p text:style-name="P9"><draw:custom-shape text:anchor-type="paragraph" draw:z-index="101" draw:name="Фигура11" draw:style-name="gr18" draw:text-style-name="P15" svg:width="5.054cm" svg:height="1.412cm" svg:x="6.973cm" svg:y="0.189cm"><text:p text:style-name="P13"><text:span text:style-name="T15">О</text:span><text:span text:style-name="T15">т</text:span><text:span text:style-name="T15">п</text:span><text:span text:style-name="T15">р</text:span><text:span text:style-name="T15">а</text:span><text:span text:style-name="T15">в</text:span><text:span text:style-name="T15">и</text:span><text:span text:style-name="T15">т</text:span><text:span text:style-name="T15">ь</text:span><text:span text:style-name="T15"> </text:span><text:span text:style-name="T15">с</text:span><text:span text:style-name="T15">о</text:span><text:span text:style-name="T15">о</text:span><text:span text:style-name="T15">б</text:span><text:span text:style-name="T15">щ</text:span><text:span text:style-name="T15">е</text:span><text:span text:style-name="T15">н</text:span><text:span text:style-name="T15">и</text:span><text:span text:style-name="T15">е</text:span><text:span text:style-name="T15">.</text:span></text:p><text:p text:style-name="P13"><text:span text:style-name="T25">«</text:span><text:span text:style-name="T25">s</text:span><text:span text:style-name="T25">e</text:span><text:span text:style-name="T25">n</text:span><text:span text:style-name="T25">d</text:span><text:span text:style-name="T25">_</text:span><text:span text:style-name="T25">m</text:span><text:span text:style-name="T25">e</text:span><text:span text:style-name="T25">s</text:span><text:span text:style-name="T25">s</text:span><text:span text:style-name="T25">a</text:span><text:span text:style-name="T25">g</text:span><text:span text:style-name="T25">e</text:span><text:span text:style-name="T25">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/>
      <text:p text:style-name="P9"><text:soft-page-break/></text:p>
      <text:p text:style-name="P9"/>
      <text:p text:style-name="P9">Таблицы</text:p>
      <text:p text:style-name="P1"><draw:frame draw:style-name="fr1" draw:name="Объект1" text:anchor-type="paragraph" svg:x="-1.933cm" svg:y="0.452cm" svg:width="20.877cm" svg:height="7.75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3">Краткое описание:</text:p>
      <text:p text:style-name="P2"/>
      <text:p text:style-name="P4"><text:span text:style-name="T1">Приходит сообщение с телеграмм(ТГ) бота которое попадает в POST запрос (метод класса Tg в views). Через </text:span><text:span text:style-name="T2">rw_chat</text:span><text:span text:style-name="T8">() </text:span><text:span text:style-name="T9">данные пользователя телеграмма(ТГ) создаются или обновляются в таблице Chat, сообщение попадает в таблицу Messages связывая ее с пользователем ТГ (</text:span><text:span text:style-name="T6">ForeignKey</text:span><text:span text:style-name="T9">).</text:span></text:p>
      <text:p text:style-name="P4"/>
      <text:p text:style-name="P5"><text:span text:style-name="T9"><text:tab/>Если пользователь ТГ новый в битрикс24(Б24), необходимо провести авторизацию. Ему (в бот) через </text:span><text:span text:style-name="T4">send_message()</text:span><text:span text:style-name="T9"> отправляется ссылка для авторизации в Б24 (формирует функция <text:s/></text:span><text:span text:style-name="T3">send_</text:span><text:span text:style-name="T5">msg</text:span><text:span text:style-name="T3">_authorization</text:span><text:span text:style-name="T6">(bx24)</text:span><text:span text:style-name="T9">).</text:span></text:p>
      <text:p text:style-name="P6"><text:span text:style-name="T10"><text:tab/>После успешной авторизации в Б24 (в браузере) <text:s/>по протоколу OAuth2 в GET(метод класса Tg в views) <text:s/>приходит „code“ <text:s/>«</text:span><text:span text:style-name="T7">code_id</text:span><text:span text:style-name="T10">» время жизни его 30 сек, <text:s/>по нему мы получаем токены access, refresh и другие данные (</text:span><text:span text:style-name="T6">bx24.request_tokens(code_id)</text:span><text:span text:style-name="T10">). <text:s/>Эти данные заносятся в таблицу Bitr. Также формируем код привязки «</text:span><text:span text:style-name="T7">bind_code</text:span><text:span text:style-name="T10">» <text:s/>из access_token-a и его ID в системе Б24(bx24_id) . Этот код привязки пользователь видит на странице после авторизации, который ему необходимо ввести в ТГ боте.</text:span></text:p>
      <text:p text:style-name="P7"><text:tab/><text:span text:style-name="T11">После ввода кода привязки пользователем в ТГ, в POST разбирется код, вытаскиваем его ID в Б24( bx24_id) и связываем записи в таблицах Chat(chat_id) и Bitr(bx24_id).</text:span></text:p>
      <text:p text:style-name="P7"/>
      <text:p text:style-name="P6"><text:s/><text:tab/></text:p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WenQuanYi Micro Hei1" style:font-family-asian="'WenQuanYi Micro Hei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99cm" fo:margin-right="1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7:48:42.842456600</meta:creation-date>
    <dc:date>2020-03-25T21:22:38.215844700</dc:date>
    <meta:editing-cycles>21</meta:editing-cycles>
    <meta:editing-duration>PT8H30M35S</meta:editing-duration>
    <meta:generator>LibreOffice/5.1.6.2$Linux_X86_64 LibreOffice_project/10m0$Build-2</meta:generator>
    <meta:document-statistic meta:table-count="0" meta:image-count="0" meta:object-count="1" meta:page-count="4" meta:paragraph-count="8" meta:word-count="167" meta:character-count="1222" meta:non-whitespace-character-count="10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16.88mm"/>
    </style:style>
    <style:style style:name="co10" style:family="table-column">
      <style:table-column-properties fo:break-before="auto" style:column-width="18.79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56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0.81mm" fo:break-before="auto" style:use-optimal-row-height="false"/>
    </style:style>
    <style:style style:name="ro4" style:family="table-row">
      <style:table-row-properties style:row-height="11.43mm" fo:break-before="auto" style:use-optimal-row-height="false"/>
    </style:style>
    <style:style style:name="ro5" style:family="table-row">
      <style:table-row-properties style:row-height="11.71mm" fo:break-before="auto" style:use-optimal-row-height="false"/>
    </style:style>
    <style:style style:name="ro6" style:family="table-row">
      <style:table-row-properties style:row-height="12.31mm" fo:break-before="auto" style:use-optimal-row-height="false"/>
    </style:style>
    <style:style style:name="ro7" style:family="table-row">
      <style:table-row-properties style:row-height="11.73mm" fo:break-before="auto" style:use-optimal-row-height="false"/>
    </style:style>
    <style:style style:name="ro8" style:family="table-row">
      <style:table-row-properties style:row-height="13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true" fo:border="0.06pt solid #000000"/>
      <style:paragraph-properties fo:text-align="start" fo:margin-left="0mm"/>
    </style:style>
    <style:style style:name="ce9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66ccff" style:text-align-source="fix" style:repeat-content="false" fo:border="0.06pt solid #000000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ff99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ff99" style:text-align-source="fix" style:repeat-content="false" fo:border="0.06pt solid #000000"/>
      <style:paragraph-properties fo:text-align="center"/>
    </style:style>
    <style:style style:name="ce1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ffff" style:text-align-source="fix" style:repeat-content="false" fo:border="0.06pt solid #000000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00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ff00" style:text-align-source="fix" style:repeat-content="false" fo:border="0.06pt solid #000000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3" style:family="table-cell" style:parent-style-name="Default">
      <style:table-cell-properties style:text-align-source="fix" style:repeat-content="true" fo:border="0.06pt solid #000000"/>
      <style:paragraph-properties fo:text-align="star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justify" css3t:text-justify="distribute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justify" css3t:text-justify="distribut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justify" css3t:text-justify="distribut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css3t:text-justify="auto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style:text-align-source="fix" style:repeat-content="false" fo:border="0.06pt solid #000000"/>
      <style:paragraph-properties fo:text-align="center"/>
    </style:style>
  </office:automatic-styles>
  <office:body>
    <office:spreadsheet>
      <table:calculation-settings table:automatic-find-labels="false"/>
      <table:table table:name="bitr24_chat_o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2" table:default-cell-style-name="Default"/>
        <table:table-column table:style-name="co2" table:default-cell-style-name="ce12"/>
        <table:table-column table:style-name="co6" table:default-cell-style-name="ce18"/>
        <table:table-column table:style-name="co7" table:default-cell-style-name="ce22"/>
        <table:table-column table:style-name="co8" table:default-cell-style-name="ce22"/>
        <table:table-column table:style-name="co9" table:default-cell-style-name="ce23"/>
        <table:table-column table:style-name="co10" table:default-cell-style-name="ce23"/>
        <table:table-column table:style-name="co11" table:default-cell-style-name="ce24"/>
        <table:table-column table:style-name="co12" table:default-cell-style-name="ce29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chat_bitrs</text:p>
          </table:table-cell>
          <table:covered-table-cell table:number-columns-repeated="2" table:style-name="ce3"/>
          <table:table-cell/>
          <table:table-cell table:style-name="ce2" office:value-type="string" calcext:value-type="string" table:number-columns-spanned="8" table:number-rows-spanned="1">
            <text:p>Bitr</text:p>
          </table:table-cell>
          <table:covered-table-cell table:number-columns-repeated="7" table:style-name="ce3"/>
        </table:table-row>
        <table:table-row table:style-name="ro2">
          <table:table-cell table:number-columns-repeated="2"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chat_id</text:p>
          </table:table-cell>
          <table:table-cell table:style-name="ce9" office:value-type="string" calcext:value-type="string">
            <text:p>bitr_id</text:p>
          </table:table-cell>
          <table:table-cell/>
          <table:table-cell table:style-name="ce9" office:value-type="string" calcext:value-type="string">
            <text:p>id</text:p>
          </table:table-cell>
          <table:table-cell table:style-name="ce17" office:value-type="string" calcext:value-type="string">
            <text:p>bx24_id</text:p>
          </table:table-cell>
          <table:table-cell table:style-name="ce3" office:value-type="string" calcext:value-type="string">
            <text:p>bx24</text:p>
            <text:p>_name</text:p>
          </table:table-cell>
          <table:table-cell table:style-name="ce3" office:value-type="string" calcext:value-type="string">
            <text:p>..</text:p>
          </table:table-cell>
          <table:table-cell table:style-name="ce3" office:value-type="string" calcext:value-type="string">
            <text:p>access</text:p>
            <text:p>_token</text:p>
          </table:table-cell>
          <table:table-cell table:style-name="ce3" office:value-type="string" calcext:value-type="string">
            <text:p>refresh</text:p>
            <text:p>_token</text:p>
          </table:table-cell>
          <table:table-cell table:style-name="ce3" office:value-type="string" calcext:value-type="string">
            <text:p>date_bx24</text:p>
          </table:table-cell>
          <table:table-cell table:style-name="ce28" office:value-type="string" calcext:value-type="string">
            <text:p>expires</text:p>
          </table:table-cell>
        </table:table-row>
        <table:table-row table:style-name="ro3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_Linux</text:p>
          </table:table-cell>
          <table:table-cell office:value-type="string" calcext:value-type="string">
            <text:p>..</text:p>
          </table:table-cell>
          <table:table-cell table:number-columns-repeated="2"/>
          <table:table-cell office:value-type="string" calcext:value-type="string">
            <text:p>2020-02-28 17:17:33.710652</text:p>
          </table:table-cell>
          <table:table-cell office:value-type="float" office:value="1080498053" calcext:value-type="float">
            <text:p>1080498053</text:p>
          </table:table-cell>
        </table:table-row>
        <table:table-row table:style-name="ro4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at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a81e5d5e004336860043365600000001000003795ac2f75cf38409dbb7af9fc83cb2a4</text:p>
          </table:table-cell>
          <table:table-cell office:value-type="string" calcext:value-type="string">
            <text:p>989d845e004336860043365600000001000003be79f3b851eadf069f548275da5f9a5c</text:p>
          </table:table-cell>
          <table:table-cell office:value-type="string" calcext:value-type="string">
            <text:p>2020-02-28 17:20:35.784370</text:p>
          </table:table-cell>
          <table:table-cell office:value-type="string" calcext:value-type="string">
            <text:p>241462113, 17:51:40 02-03-2020</text:p>
          </table:table-cell>
        </table:table-row>
        <table:table-row table:style-name="ro5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a2017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74655d5e0043368600433656000000090000030f362a620ac7146a60f108c27c7df98e</text:p>
          </table:table-cell>
          <table:table-cell office:value-type="string" calcext:value-type="string">
            <text:p>64e4845e004336860043365600000009000003d86c3560fc5ce171e56a02267be0f45f</text:p>
          </table:table-cell>
          <table:table-cell office:value-type="string" calcext:value-type="string">
            <text:p>2020-03-02 18:58:44.405299</text:p>
          </table:table-cell>
          <table:table-cell office:value-type="string" calcext:value-type="string">
            <text:p>1080498053, 22:58:44 02-03-2020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11"/>
          <table:table-cell/>
          <table:table-cell table:style-name="ce13" table:number-columns-repeated="6"/>
          <table:table-cell table:style-name="ce25"/>
          <table:table-cell table:style-name="ce13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essages</text:p>
          </table:table-cell>
          <table:covered-table-cell table:number-columns-repeated="3" table:style-name="ce3"/>
          <table:table-cell/>
          <table:table-cell table:style-name="ce14" office:value-type="string" calcext:value-type="string" table:number-columns-spanned="8" table:number-rows-spanned="1">
            <text:p>Chat</text:p>
          </table:table-cell>
          <table:covered-table-cell table:number-columns-repeated="5" table:style-name="ce19"/>
          <table:covered-table-cell table:style-name="ce26"/>
          <table:covered-table-cell table:style-name="ce19"/>
        </table:table-row>
        <table:table-row table:style-name="ro2">
          <table:table-cell/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message</text:p>
          </table:table-cell>
          <table:table-cell table:style-name="ce3" office:value-type="string" calcext:value-type="string">
            <text:p>date</text:p>
            <text:p>_msg</text:p>
          </table:table-cell>
          <table:table-cell table:style-name="ce6" office:value-type="string" calcext:value-type="string">
            <text:p>chat_id</text:p>
          </table:table-cell>
          <table:table-cell/>
          <table:table-cell table:style-name="ce15" office:value-type="string" calcext:value-type="string">
            <text:p>id</text:p>
          </table:table-cell>
          <table:table-cell table:style-name="ce20" office:value-type="string" calcext:value-type="string">
            <text:p>chat_id</text:p>
          </table:table-cell>
          <table:table-cell table:style-name="ce19" office:value-type="string" calcext:value-type="string">
            <text:p>first</text:p>
            <text:p>_name</text:p>
          </table:table-cell>
          <table:table-cell table:style-name="ce19" office:value-type="string" calcext:value-type="string">
            <text:p>..</text:p>
          </table:table-cell>
          <table:table-cell table:style-name="ce19" office:value-type="string" calcext:value-type="string">
            <text:p>last</text:p>
            <text:p>_name</text:p>
          </table:table-cell>
          <table:table-cell table:style-name="ce19" office:value-type="string" calcext:value-type="string">
            <text:p>username</text:p>
          </table:table-cell>
          <table:table-cell table:style-name="ce27" office:value-type="string" calcext:value-type="string">
            <text:p>date_chat</text:p>
          </table:table-cell>
          <table:table-cell table:style-name="ce19" office:value-type="string" calcext:value-type="string">
            <text:p>lang_code</text:p>
          </table:table-cell>
        </table:table-row>
        <table:table-row table:style-name="ro6">
          <table:table-cell/>
          <table:table-cell table:style-name="ce4" office:value-type="float" office:value="901" calcext:value-type="float">
            <text:p>901</text:p>
          </table:table-cell>
          <table:table-cell office:value-type="string" calcext:value-type="string">
            <text:p>T</text:p>
          </table:table-cell>
          <table:table-cell table:style-name="ce8" office:value-type="string" calcext:value-type="string">
            <text:p>2020-02-24 08:20:45.473940</text:p>
          </table:table-cell>
          <table:table-cell table:style-name="ce7" office:value-type="float" office:value="35" calcext:value-type="float">
            <text:p>35</text:p>
          </table:table-cell>
          <table:table-cell/>
          <table:table-cell table:style-name="ce16" office:value-type="float" office:value="35" calcext:value-type="float">
            <text:p>35</text:p>
          </table:table-cell>
          <table:table-cell table:style-name="ce21" office:value-type="float" office:value="1080498053" calcext:value-type="float">
            <text:p>108049805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..</text:p>
          </table:table-cell>
          <table:table-cell table:style-name="ce22" office:value-type="string" calcext:value-type="string">
            <text:p>Mint</text:p>
          </table:table-cell>
          <table:table-cell table:style-name="ce22" office:value-type="string" calcext:value-type="string">
            <text:p>Linux</text:p>
          </table:table-cell>
          <table:table-cell office:value-type="string" calcext:value-type="string">
            <text:p>2020-02-13 22:52:41.753604</text:p>
          </table:table-cell>
          <table:table-cell table:style-name="ce22" office:value-type="string" calcext:value-type="string">
            <text:p>ru</text:p>
          </table:table-cell>
        </table:table-row>
        <table:table-row table:style-name="ro7">
          <table:table-cell/>
          <table:table-cell table:style-name="ce4" office:value-type="float" office:value="902" calcext:value-type="float">
            <text:p>902</text:p>
          </table:table-cell>
          <table:table-cell office:value-type="string" calcext:value-type="string">
            <text:p>P</text:p>
          </table:table-cell>
          <table:table-cell table:style-name="ce8" office:value-type="string" calcext:value-type="string">
            <text:p>2020-02-24 08:55:23.146128</text:p>
          </table:table-cell>
          <table:table-cell table:style-name="ce7" office:value-type="float" office:value="35" calcext:value-type="float">
            <text:p>35</text:p>
          </table:table-cell>
          <table:table-cell/>
          <table:table-cell table:style-name="ce16" office:value-type="float" office:value="36" calcext:value-type="float">
            <text:p>36</text:p>
          </table:table-cell>
          <table:table-cell table:style-name="ce21" office:value-type="float" office:value="241462113" calcext:value-type="float">
            <text:p>241462113</text:p>
          </table:table-cell>
          <table:table-cell office:value-type="string" calcext:value-type="string">
            <text:p>Marat</text:p>
          </table:table-cell>
          <table:table-cell office:value-type="string" calcext:value-type="string">
            <text:p>..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Marat2010</text:p>
          </table:table-cell>
          <table:table-cell office:value-type="string" calcext:value-type="string">
            <text:p>2020-02-13 22:53:07.192836</text:p>
          </table:table-cell>
          <table:table-cell table:style-name="ce22" office:value-type="string" calcext:value-type="string">
            <text:p>ru</text:p>
          </table:table-cell>
        </table:table-row>
        <table:table-row table:style-name="ro8">
          <table:table-cell/>
          <table:table-cell table:style-name="ce4" office:value-type="float" office:value="903" calcext:value-type="float">
            <text:p>903</text:p>
          </table:table-cell>
          <table:table-cell office:value-type="string" calcext:value-type="string">
            <text:p>P</text:p>
          </table:table-cell>
          <table:table-cell table:style-name="ce8" office:value-type="string" calcext:value-type="string">
            <text:p>2020-02-24 08:56:46.210863</text:p>
          </table:table-cell>
          <table:table-cell table:style-name="ce7" office:value-type="float" office:value="36" calcext:value-type="float">
            <text:p>36</text:p>
          </table:table-cell>
          <table:table-cell/>
          <table:table-cell table:style-name="ce16" office:value-type="float" office:value="38" calcext:value-type="float">
            <text:p>38</text:p>
          </table:table-cell>
          <table:table-cell table:style-name="ce21" office:value-type="float" office:value="222222222" calcext:value-type="float">
            <text:p>222222222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..</text:p>
          </table:table-cell>
          <table:table-cell table:style-name="ce22" office:value-type="string" calcext:value-type="string">
            <text:p>Kol</text:p>
          </table:table-cell>
          <table:table-cell table:style-name="ce22" office:value-type="string" calcext:value-type="string">
            <text:p>Andr</text:p>
          </table:table-cell>
          <table:table-cell office:value-type="string" calcext:value-type="string">
            <text:p>2020-03-01 13:54:49.395192</text:p>
          </table:table-cell>
          <table:table-cell table:style-name="ce22" office:value-type="string" calcext:value-type="string">
            <text:p>ru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.00.0000</text:date>, <text:time style:data-style-name="N2" text:time-value="20:28:54.41827612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